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8" style:parent-style-name="Standard" style:list-style-name="LFO3" style:family="paragraph">
      <style:paragraph-properties fo:text-align="justify"/>
    </style:style>
    <style:style style:name="P19" style:parent-style-name="Standard" style:list-style-name="LFO3" style:family="paragraph">
      <style:paragraph-properties fo:text-align="justify"/>
    </style:style>
    <style:style style:name="P20" style:parent-style-name="Standard" style:list-style-name="LFO3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justify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T46" style:parent-style-name="Policepardéfaut" style:family="text">
      <style:text-properties style:font-name="Wingdings" style:font-name-asian="Wingdings" style:font-name-complex="Wingdings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</office:automatic-styles>
  <office:body>
    <office:text text:use-soft-page-breaks="true">
      <text:p text:style-name="P1">Projet Info NxN :</text:p>
      <text:p text:style-name="P2"/>
      <text:p text:style-name="P3">Travail minimal :</text:p>
      <text:list text:style-name="LFO1" text:continue-numbering="true">
        <text:list-item>
          <text:p text:style-name="P4">Afficher l’échiquier : 9x9 car 8x8 cases + lettres et n° pour les coordonnées</text:p>
        </text:list-item>
      </text:list>
      <text:p text:style-name="P5">→ Création en début de partie <text:s text:c="4"/>→ Affichage pendant la partie</text:p>
      <text:list text:style-name="LFO1" text:continue-numbering="true">
        <text:list-item>
          <text:p text:style-name="P6">Créer les Pièces → Structure</text:p>
        </text:list-item>
        <text:list-item>
          <text:p text:style-name="P7"/>
        </text:list-item>
        <text:list-item>
          <text:p text:style-name="P8">Interaction avec le(s) joueur(s) : Demander la case puis l’action</text:p>
        </text:list-item>
        <text:list-item>
          <text:p text:style-name="P9">Vérification si la case de départ contient une pièce</text:p>
        </text:list-item>
        <text:list-item>
          <text:p text:style-name="P10">Vérification des coups légaux</text:p>
        </text:list-item>
        <text:list-item>
          <text:p text:style-name="P11">Gérer les actions → Faire bouger les pièces (= les coups)</text:p>
        </text:list-item>
      </text:list>
      <text:p text:style-name="P12"/>
      <text:p text:style-name="P13"/>
      <text:p text:style-name="P14"/>
      <text:p text:style-name="P15">ansi color caracters</text:p>
      <text:p text:style-name="P16"/>
      <text:p text:style-name="P17">Questions à poser au prof :</text:p>
      <text:list text:style-name="LFO3" text:continue-numbering="true">
        <text:list-item>
          <text:p text:style-name="P18">Liste chaînée à la place de tableau 2D pour opti les calculs ?</text:p>
        </text:list-item>
        <text:list-item>
          <text:p text:style-name="P19">Tester si le malloc est bon ? (Dans allocation du plateau)</text:p>
        </text:list-item>
        <text:list-item>
          <text:p text:style-name="P20">Sauvegarde / chargement d’une partie ? (kesako)</text:p>
        </text:list-item>
      </text:list>
      <text:p text:style-name="P21"/>
      <text:p text:style-name="P22"><text:span text:style-name="T23">Rapport </text:span>:</text:p>
      <text:p text:style-name="P24">Explication du code : un texte (ou des schémas) pour avoir une<text:s/><text:span text:style-name="T25">vision</text:span><text:s/>d’ensemble du code<text:s/><text:span text:style-name="T26">haut niveau</text:span>, permet de comprendre les fonctions qui sont utilisés avant de lire le code</text:p>
      <text:p text:style-name="P27">peut représenter sous forme arbre de décision</text:p>
      <text:p text:style-name="P28"/>
      <text:p text:style-name="P29"/>
      <text:p text:style-name="P30"><text:span text:style-name="T31">Tâches </text:span>:</text:p>
      <text:p text:style-name="P32">// programme</text:p>
      <text:p text:style-name="P33">// fonction qui ?</text:p>
      <text:p text:style-name="P34">// verification de la possibilite des demandes (fichier c)</text:p>
      <text:p text:style-name="P35">// mouvement vert/horiz</text:p>
      <text:p text:style-name="P36">// mouvement diag</text:p>
      <text:p text:style-name="P37">// mouvement des pieces/prend les pieces si besoin</text:p>
      <text:p text:style-name="P38"/>
      <text:p text:style-name="P39">// fonction rock</text:p>
      <text:p text:style-name="P40">// situation d'echec +3</text:p>
      <text:p text:style-name="P41"/>
      <text:p text:style-name="P42">// timer +2</text:p>
      <text:p text:style-name="P43">// les points des joueurs +1</text:p>
      <text:p text:style-name="P44">// Promotion du pion +2</text:p>
      <text:p text:style-name="P45">// les fonction save (qui permet de revenir en arriere une fois) +3<text:s/><text:span text:style-name="T46"></text:span><text:s/>Sûrement trop compliqué</text:p>
      <text:p text:style-name="P47">// Tester s’il n’y a pas une pièce qui bloque la trajectoire</text:p>
      <text:p text:style-name="P48"/>
      <text:p text:style-name="P49">// realiser 1000 test pour par exemple si il mets é au lieu de 2 que cela ne fasse pas de la dé</text:p>
      <text:p text:style-name="P50"/>
      <text:p text:style-name="P51">// Rajouter les lettres et numéros (Pour Nico)</text:p>
      <text:p text:style-name="P52">// Convertir les coordonnées int en coord echiquier → table ASCII</text:p>
      <text:p text:style-name="P53"/>
      <text:p text:style-name="P54">// Faire fonctionner le code et le mettre au prop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Noto Serif CJK SC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Noah Eynard</dc:creator>
    <meta:creation-date>2025-01-07T18:50:00Z</meta:creation-date>
    <dc:date>2025-01-17T00:16:00Z</dc:date>
    <meta:template xlink:href="Normal.dotm" xlink:type="simple"/>
    <meta:editing-cycles>14</meta:editing-cycles>
    <meta:editing-duration>PT50280S</meta:editing-duration>
    <meta:document-statistic meta:page-count="1" meta:paragraph-count="3" meta:word-count="245" meta:character-count="1591" meta:row-count="11" meta:non-whitespace-character-count="1349"/>
  </office:meta>
</office:document-meta>
</file>